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bold" style:font-weight-asian="bold" style:font-name-complex="Calibri1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Arial" fo:font-size="14pt" style:font-size-asian="14pt" style:font-size-complex="14pt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Arial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paragraph-rsid="0011510d" style:text-blinking="false" fo:background-color="#ffffff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paragraph-rsid="0011510d" style:text-blinking="false" fo:background-color="#ffffff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officeooo:paragraph-rsid="0011510d" style:text-blinking="false" fo:background-color="#ffffff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2c61d" officeooo:paragraph-rsid="0012c61d" style:text-blinking="false" fo:background-color="#ffffff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1510d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1b813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3e327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1b813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011510d" officeooo:paragraph-rsid="0011510d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11510d"/>
    </style:style>
    <style:style style:name="T1" style:family="text">
      <style:text-properties officeooo:rsid="0011510d"/>
    </style:style>
    <style:style style:name="T2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 loext:char-shading-value="0" style:font-weight-asian="bold" style:font-name-complex="Calibri1" style:font-weight-complex="bold"/>
    </style:style>
    <style:style style:name="T4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style:text-blinking="false" fo:background-color="#ffffff" loext:char-shading-value="0" style:font-weight-asian="bold" style:font-name-complex="Calibri1" style:font-weight-complex="bold"/>
    </style:style>
    <style:style style:name="T5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style:text-blinking="false" fo:background-color="#ffffff" loext:char-shading-value="0"/>
    </style:style>
    <style:style style:name="T6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b813" style:text-blinking="false" fo:background-color="#ffffff" loext:char-shading-value="0"/>
    </style:style>
    <style:style style:name="T7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b813" style:text-blinking="false" fo:background-color="#ffffff" loext:char-shading-value="0" style:font-weight-asian="normal" style:font-weight-complex="normal"/>
    </style:style>
    <style:style style:name="T8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3e327" style:text-blinking="false" fo:background-color="#ffffff" loext:char-shading-value="0"/>
    </style:style>
    <style:style style:name="T9" style:family="text">
      <style:text-properties style:text-underline-style="solid" style:text-underline-width="auto" style:text-underline-color="font-color" style:font-name-complex="Calibri1"/>
    </style:style>
    <style:style style:name="T10" style:family="text">
      <style:text-properties style:text-underline-style="solid" style:text-underline-width="auto" style:text-underline-color="font-color" officeooo:rsid="0011080c" style:font-name-complex="Calibri1"/>
    </style:style>
    <style:style style:name="T11" style:family="text">
      <style:text-properties officeooo:rsid="0011b813"/>
    </style:style>
    <style:style style:name="T12" style:family="text">
      <style:text-properties officeooo:rsid="0011b813" style:font-weight-asian="normal" style:font-weight-complex="normal"/>
    </style:style>
    <style:style style:name="T13" style:family="text">
      <style:text-properties officeooo:rsid="0013e32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tivation zu Open Source Software</text:p>
      <text:p text:style-name="P4"/>
      <text:p text:style-name="P4"><text:span text:style-name="T10">Praktischer</text:span><text:span text:style-name="T9"> Teil</text:span></text:p>
      <text:p text:style-name="P1"/>
      <text:p text:style-name="P14"><text:span text:style-name="T4">Motivation OSS zu entwickeln und zu nutzen, konkret am Beispiel von Linux Distributionen</text:span></text:p>
      <text:p text:style-name="P13"><text:span text:style-name="T4"/></text:p>
      <text:p text:style-name="P13"><text:span text:style-name="T4">N</text:span><text:span text:style-name="T3">utzen:</text:span></text:p>
      <text:list xml:id="list4189396690" text:style-name="L1">
        <text:list-item>
          <text:p text:style-name="P11"><text:span text:style-name="T2">Weshalb nutzen Individuen Linux? </text:span><text:span text:style-name="T5">[1.1]</text:span></text:p>
          <text:list>
            <text:list-item>
              <text:p text:style-name="P10"><text:span text:style-name="T5">Sicher</text:span><text:span text:style-name="T6">heit</text:span><text:span text:style-name="T5"> </text:span></text:p>
            </text:list-item>
            <text:list-item>
              <text:p text:style-name="P10"><text:span text:style-name="T5">Läuft auf alter Hardware stabil </text:span></text:p>
            </text:list-item>
            <text:list-item>
              <text:p text:style-name="P10"><text:span text:style-name="T5">Automatisierte Software Updates </text:span></text:p>
            </text:list-item>
            <text:list-item>
              <text:p text:style-name="P10"><text:span text:style-name="T5">Personalisierbar</text:span></text:p>
            </text:list-item>
            <text:list-item>
              <text:p text:style-name="P10"><text:span text:style-name="T5">Varietät von Distributionen</text:span></text:p>
            </text:list-item>
            <text:list-item>
              <text:p text:style-name="P10"><text:span text:style-name="T5">Gratis</text:span></text:p>
            </text:list-item>
            <text:list-item>
              <text:p text:style-name="P10"><text:span text:style-name="T5">Besserer Community Support</text:span></text:p>
            </text:list-item>
            <text:list-item>
              <text:p text:style-name="P10"><text:span text:style-name="T6">V</text:span><text:span text:style-name="T5">erlässlich</text:span></text:p>
            </text:list-item>
            <text:list-item>
              <text:p text:style-name="P10"><text:span text:style-name="T5">Bessere Privatsphäre </text:span></text:p>
            </text:list-item>
          </text:list>
          <text:p text:style-name="P9"><text:span text:style-name="T5"/></text:p>
        </text:list-item>
        <text:list-item>
          <text:p text:style-name="P11"><text:span text:style-name="T2">Weshalb nutzen es Unternehmen? </text:span><text:span text:style-name="T5">[</text:span><text:span text:style-name="T8">2</text:span><text:span text:style-name="T5">.1]</text:span></text:p>
        </text:list-item>
      </text:list>
      <text:list xml:id="list136271555" text:style-name="L2">
        <text:list-item>
          <text:p text:style-name="P12"><text:span text:style-name="T6">Offene Standards (Kompatibel mit nahezu allem) </text:span></text:p>
        </text:list-item>
        <text:list-item>
          <text:p text:style-name="P12"><text:span text:style-name="T5">Stabilität </text:span><text:span text:style-name="T6">(wenige Fehler)</text:span><text:span text:style-name="T5"> </text:span></text:p>
        </text:list-item>
        <text:list-item>
          <text:p text:style-name="P12"><text:span text:style-name="T5">Portabilität/</text:span><text:span text:style-name="T6">Skalierbarkeit (Hardware Unterstützung immer)</text:span><text:span text:style-name="T5"> </text:span></text:p>
        </text:list-item>
        <text:list-item>
          <text:p text:style-name="P12"><text:span text:style-name="T5">Sicherheit </text:span><text:span text:style-name="T6">(Exploits werden schneller gepatched)</text:span><text:span text:style-name="T5"> </text:span></text:p>
        </text:list-item>
        <text:list-item>
          <text:p text:style-name="P12"><text:span text:style-name="T7">Support (Firmen die Linux an Unternehmen distributen «Enterprise Linux», konzentrieren sich neben Entwicklung auf First-Class Support)</text:span></text:p>
        </text:list-item>
      </text:list>
      <text:p text:style-name="P6"/>
      <text:p text:style-name="P6"/>
      <text:p text:style-name="P7">Entwicklung:</text:p>
      <text:list xml:id="list111735935065736" text:continue-list="list4189396690" text:style-name="L1">
        <text:list-item>
          <text:p text:style-name="P5">Weshalb entwickeln Individuen an Linux Distros? </text:p>
          <text:p text:style-name="P8">text</text:p>
        </text:list-item>
        <text:list-item>
          <text:p text:style-name="P5">Weshalb tun das auch Unternehmen?</text:p>
          <text:p text:style-name="P8">text</text:p>
        </text:list-item>
      </text:list>
      <text:p text:style-name="P7"/>
      <text:p text:style-name="P7">Quellen:</text:p>
      <text:p text:style-name="P7">[1.1]: <text:a xlink:type="simple" xlink:href="https://itsfoss.com/linux-better-than-windows/" text:style-name="Internet_20_link" text:visited-style-name="Visited_20_Internet_20_Link">https://itsfoss.com/linux-better-than-windows/</text:a><text:tab/></text:p>
      <text:p text:style-name="P7">[2.1]: <text:a xlink:type="simple" xlink:href="https://www.linuxjournal.com/content/why-largest-companies-world-count-linux-servers" text:style-name="Internet_20_link" text:visited-style-name="Visited_20_Internet_20_Link">https://www.linuxjournal.com/content/why-largest-companies-world-count-linux-servers</text:a> </text:p>
      <text:p text:style-name="P7">[3]:</text:p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1T11:17:34.568000000</dc:date>
    <meta:editing-duration>PT5M39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0" meta:word-count="126" meta:character-count="997" meta:non-whitespace-character-count="910"/>
  </office:meta>
</office:document-meta>
</file>